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AD0000455D000049A9B1221B9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darkblue-title">
      <style:graphic-properties draw:fill-color="#ffffff" draw:auto-grow-height="true" fo:min-height="3.508cm"/>
    </style:style>
    <style:style style:name="pr2" style:family="presentation" style:parent-style-name="lyt-darkblue-subtitle" style:list-style-name="L5">
      <style:graphic-properties draw:fill-color="#ffffff" draw:auto-grow-height="true" fo:min-height="13.716cm"/>
    </style:style>
    <style:style style:name="pr3" style:family="presentation" style:parent-style-name="lyt-darkblue-notes" style:list-style-name="L6">
      <style:graphic-properties draw:fill-color="#ffffff" draw:auto-grow-height="true" fo:min-height="11.411cm"/>
    </style:style>
    <style:style style:name="pr4" style:family="presentation" style:parent-style-name="lyt-darkblue-outline1">
      <style:graphic-properties draw:fill-color="#ffffff" draw:auto-grow-height="true" fo:min-height="13.716cm"/>
    </style:style>
    <style:style style:name="pr5" style:family="presentation" style:parent-style-name="lyt-darkblue-notes">
      <style:graphic-properties draw:fill-color="#ffffff" fo:min-height="11.16cm"/>
    </style:style>
    <style:style style:name="pr6" style:family="presentation" style:parent-style-name="lyt-darkblue-outline1" style:list-style-name="L7">
      <style:graphic-properties draw:fill-color="#ffffff" draw:auto-grow-height="true" fo:min-height="13.716cm"/>
    </style:style>
    <style:style style:name="pr7" style:family="presentation" style:parent-style-name="lyt-darkblue-outline1" style:list-style-name="L8">
      <style:graphic-properties draw:fill-color="#ffffff" draw:auto-grow-height="true" fo:min-height="14.5cm"/>
    </style:style>
    <style:style style:name="pr8" style:family="presentation" style:parent-style-name="lyt-darkblue-outline1" style:list-style-name="L8">
      <style:graphic-properties draw:fill-color="#ffffff" draw:auto-grow-height="true" fo:min-height="14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3.6cm" fo:margin-right="0cm" text:enable-numbering="false" fo:text-indent="-0.6cm">
        <style:tab-stops/>
      </style:paragraph-properties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color="#ff8080"/>
    </style:style>
    <style:style style:name="P13" style:family="paragraph">
      <style:paragraph-properties fo:margin-left="0cm" fo:margin-right="0cm" fo:text-indent="0cm"/>
      <style:text-properties fo:color="#ff8080" fo:font-style="italic"/>
    </style:style>
    <style:style style:name="P14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22pt"/>
    </style:style>
    <style:style style:name="T2" style:family="text">
      <style:text-properties style:text-underline-style="solid" style:text-underline-width="auto" style:text-underline-color="font-color" fo:font-weight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eb613d" fo:font-weight="bold"/>
    </style:style>
    <style:style style:name="T5" style:family="text">
      <style:text-properties fo:color="#eb613d"/>
    </style:style>
    <style:style style:name="T6" style:family="text">
      <style:text-properties fo:font-family="'Lucida Console'" style:font-family-generic="modern" style:font-pitch="fixed" fo:font-size="12pt"/>
    </style:style>
    <style:style style:name="T7" style:family="text">
      <style:text-properties fo:color="#ffff00" fo:font-family="'Lucida Console'" style:font-family-generic="modern" style:font-pitch="fixed" fo:font-size="12pt"/>
    </style:style>
    <style:style style:name="T8" style:family="text">
      <style:text-properties fo:color="#ffffff" fo:font-family="'Lucida Console'" style:font-family-generic="modern" style:font-pitch="fixed" fo:font-size="12pt"/>
    </style:style>
    <style:style style:name="T9" style:family="text">
      <style:text-properties fo:color="#ffffff" style:text-outline="false" style:text-line-through-style="none" fo:font-family="'Lucida Console'" style:font-family-generic="modern" style:font-pitch="fixed" fo:font-size="12pt" fo:language="none" fo:country="none" fo:font-style="normal" fo:text-shadow="none" style:text-underline-style="none" fo:font-weight="normal" style:font-size-asian="10pt" style:font-size-complex="10pt"/>
    </style:style>
    <style:style style:name="T10" style:family="text">
      <style:text-properties fo:font-size="26pt"/>
    </style:style>
    <style:style style:name="T11" style:family="text">
      <style:text-properties fo:color="#ff3366" fo:font-size="22pt" fo:font-weight="bold"/>
    </style:style>
    <style:style style:name="T12" style:family="text">
      <style:text-properties fo:color="#ffffff" fo:font-size="22pt" fo:font-weight="bold"/>
    </style:style>
    <style:style style:name="T13" style:family="text">
      <style:text-properties fo:color="#ffffff" fo:font-size="22pt" fo:font-weight="normal"/>
    </style:style>
    <style:style style:name="T14" style:family="text">
      <style:text-properties fo:color="#e6e64c" fo:font-size="22pt"/>
    </style:style>
    <style:style style:name="T15" style:family="text">
      <style:text-properties fo:color="#ffffff" fo:font-size="22pt"/>
    </style:style>
    <style:style style:name="T16" style:family="text">
      <style:text-properties fo:color="#ff8080" fo:font-style="italic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text-style-name="P1" draw:layer="layout" svg:width="28cm" svg:height="3.508cm" svg:x="0cm" svg:y="1.984cm" presentation:class="title" presentation:user-transformed="true">
          <draw:text-box>
            <text:p text:style-name="P1">OIS: Object's Indexed Serialiation<text:line-break/><text:span text:style-name="T1">Version 02.03</text:span></text:p>
          </draw:text-box>
        </draw:frame>
        <draw:frame presentation:style-name="pr2" draw:text-style-name="P2" draw:layer="layout" svg:width="17.5cm" svg:height="13.716cm" svg:x="4.7cm" svg:y="5.45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Un sistema jerárquico de almacenamiento de objetos TOL de estructura arbitraria basado en ficheros binar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1" draw:text-style-name="P4" draw:layer="layout" svg:width="23.912cm" svg:height="3.508cm" svg:x="2.058cm" svg:y="0.084cm" presentation:class="title" presentation:user-transformed="true">
          <draw:text-box>
            <text:p text:style-name="P4">Qué es una imagen OIS?</text:p>
          </draw:text-box>
        </draw:frame>
        <draw:frame presentation:style-name="pr4" draw:text-style-name="P5" draw:layer="layout" svg:width="24.369cm" svg:height="13.716cm" svg:x="2.058cm" svg:y="5.453cm" presentation:class="outline">
          <draw:text-box>
            <text:list text:style-name="L3">
              <text:list-item>
                <text:p text:style-name="P5">Un almacén en un <text:span text:style-name="T2">soporte permanente</text:span> (ficheros, BBDD,...)</text:p>
              </text:list-item>
            </text:list>
            <text:list text:style-name="L3">
              <text:list-item>
                <text:p text:style-name="P5">de <text:span text:style-name="T3">un conjunto TOL arbitrario</text:span> y todos sus objetos descendientes de forma jerárquica,</text:p>
              </text:list-item>
            </text:list>
            <text:list text:style-name="L3">
              <text:list-item>
                <text:p text:style-name="P5">que se puede <text:span text:style-name="T3">cargar total o parcialmente</text:span> en ulteriores ejecuciones de TOL,</text:p>
              </text:list-item>
            </text:list>
            <text:list text:style-name="L3">
              <text:list-item>
                <text:p text:style-name="P5">asegurando <text:span text:style-name="T3">compatibilidad</text:span> multiplataforma y de lectura de formatos antiguo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1" draw:text-style-name="P4" draw:layer="layout" svg:width="23.912cm" svg:height="3.508cm" svg:x="2.058cm" svg:y="0.084cm" presentation:class="title" presentation:user-transformed="true">
          <draw:text-box>
            <text:p text:style-name="P4">Qué información almacena OIS?</text:p>
          </draw:text-box>
        </draw:frame>
        <draw:frame presentation:style-name="pr4" draw:text-style-name="P5" draw:layer="layout" svg:width="24.369cm" svg:height="13.744cm" svg:x="2cm" svg:y="3.784cm" presentation:class="outline" presentation:user-transformed="true">
          <draw:text-box>
            <text:list text:style-name="L3">
              <text:list-item>
                <text:p text:style-name="P5">características generales de un objeto TOL</text:p>
              </text:list-item>
            </text:list>
            <text:list text:style-name="L3">
              <text:list-item>
                <text:list>
                  <text:list-item>
                    <text:p text:style-name="P6">identificación: modo(fun,obj,str), tipo, nombre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documentación: descripción, expresión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tros elementos de orden interno</text:p>
                  </text:list-item>
                </text:list>
              </text:list-item>
            </text:list>
            <text:list text:style-name="L3">
              <text:list-item>
                <text:p text:style-name="P7">representaciones serializadas</text:p>
              </text:list-item>
            </text:list>
            <text:list text:style-name="L3">
              <text:list-item>
                <text:list>
                  <text:list-item>
                    <text:p text:style-name="P8">el valor mismo para los tipos escalares (Text,Real,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el árbol sintáctico para los virtuales (Code,Serie,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aché de datos precalculados (Serie, TimeSe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las direcciones de los elementos de cada Set</text:p>
                  </text:list-item>
                </text:list>
              </text:list-item>
            </text:list>
            <text:list text:style-name="L3">
              <text:list-item>
                <text:p text:style-name="P7">información auxiliar</text:p>
              </text:list-item>
            </text:list>
            <text:list text:style-name="L3">
              <text:list-item>
                <text:list>
                  <text:list-item>
                    <text:p text:style-name="P8">cabecera: meta-datos para la descodifica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índices: jerarquía de conjuntos para la carga par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1" draw:text-style-name="P4" draw:layer="layout" svg:width="23.912cm" svg:height="3.508cm" svg:x="2.058cm" svg:y="0.084cm" presentation:class="title" presentation:user-transformed="true">
          <draw:text-box>
            <text:p text:style-name="P4">Tipo I: Módulos precompilados</text:p>
          </draw:text-box>
        </draw:frame>
        <draw:frame presentation:style-name="pr6" draw:text-style-name="P8" draw:layer="layout" svg:width="24.369cm" svg:height="15.143cm" svg:x="1.357cm" svg:y="3.52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4">Contenido</text:span><text:span text:style-name="T5">:</text:span> el resultado de incluir un fichero .tol con funciones y objetos globales de configuración, que forman parte de librerías de código establ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Integridad referencial</text:span>: basada en fecha y tamaño de los ficheros involucra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ctualización</text:span><text:span text:style-name="T5">:</text:span> poco frecuent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Ubicación</text:span><text:span text:style-name="T5">:</text:span> el directorio Ois.DefRoot de forma transparen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Ejemplo</text:span><text:span text:style-name="T5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Set Ois.UseModule(“fichero.tol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/*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Carga un módulo OIS precompilado que almacena todos los objetos de un fichero TO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que será compilado sólo si es necesario para reconstruir la imagen OIS, o sea, si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no existe o no está actualizada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La imagen OIS se generará dentro del directorio especificado en la variab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globalText Ois.DefRoot. El path se construye en función del directorio en curso 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del nombre del fichero tol. Por defecto, todos los módulos construidos desde 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mismo directorio se incluirán dentro de un mismo archivo comprimido con ZipArchiv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y de extensión .oza que se puede abrir con cualquier programa compatible con ZIP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*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5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1" draw:text-style-name="P4" draw:layer="layout" svg:width="23.912cm" svg:height="3.508cm" svg:x="2.058cm" svg:y="0.084cm" presentation:class="title" presentation:user-transformed="true">
          <draw:text-box>
            <text:p text:style-name="P4">Tipo II: Almacén estático </text:p>
          </draw:text-box>
        </draw:frame>
        <draw:frame presentation:style-name="pr7" draw:text-style-name="P7" draw:layer="layout" svg:width="24.369cm" svg:height="15.566cm" svg:x="1.3cm" svg:y="3.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4">Contenido</text:span><text:span text:style-name="T5">:</text:span> conjunto de objetos arbitrarios, preferentemente locales, para su análisis ulterior mediante carga total o parcial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Integridad referencial</text:span><text:span text:style-name="T5">:</text:span> ningun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ctualización</text:span><text:span text:style-name="T5">:</text:span> ninguna, salvo que el usuario la reconstruya por su cuenta y riesg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Ubicación</text:span><text:span text:style-name="T5">:</text:span> a voluntad del usuario, que puede usar el alias ois:/ que se reemplazará por Ois.DefRoot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Ejemplo</text:span><text:span text:style-name="T5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Set ejemplo_001 = [[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<text:s text:c="2"/></text:span><text:span text:style-name="T6">Set a = [[1,2,3]], <text:s/>Text hola = "Hola", Date dte = y1994m04d24,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<text:s text:c="2"/></text:span><text:span text:style-name="T6">Set s1 = [[ Polyn dif = 1-B,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<text:s text:c="14"/></text:span><text:span text:style-name="T6">Serie diasMes_ = SubSer(CalVar(C,D(1)),y2000,y2010) ]],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<text:s text:c="2"/></text:span><text:span text:style-name="T6">Real Fun01(Real x) { x+10} ]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//almacenamiento de un conjunto cualquiera en un fichero compacto .oza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Real Ois.Store(ejemplo_001,"ois:/ej/ejemplo_001.oza"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//carga total (uso recomendado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Set Include("ois:/ej/ejemplo_001.oza"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//carga parcial (para usuarios avanzado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Serie Ois.Load("ois:/ej/ejemplo_001.oza",Empty,Set {options= [[partialLoad=[["s1","diasMes_"]] ]]})[1]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5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1" draw:text-style-name="P4" draw:layer="layout" svg:width="23.912cm" svg:height="3.508cm" svg:x="2.058cm" svg:y="0.084cm" presentation:class="title" presentation:user-transformed="true">
          <draw:text-box>
            <text:p text:style-name="P4">Tipo III: Caché de objetos TOL</text:p>
          </draw:text-box>
        </draw:frame>
        <draw:frame presentation:style-name="pr8" draw:text-style-name="P7" draw:layer="layout" svg:width="24.369cm" svg:height="14.983cm" svg:x="1.3cm" svg:y="3.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4">Contenido</text:span><text:span text:style-name="T5">:</text:span> el resultado de incluir un fichero .tol con objetos de cálculo pesad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Integridad referencial</text:span><text:span text:style-name="T5">:</text:span> basada en fecha y tamaño de los ficheros involucrados y ampliada eventualmente por el usuar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Uso</text:span><text:span text:style-name="T5">:</text:span> reproducción masiva con coste de reevaluación mínim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Ubicación</text:span><text:span text:style-name="T5">:</text:span> el directorio Ois.DefRoot de forma transparent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Ejemplo</text:span><text:span text:style-name="T5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Set Ois.UseModule(Ois.</text:span><text:span text:style-name="T9">CheckUpdCaducity</text:span><text:span text:style-name="T8">(“myfile.tol”,7)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/*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Almacena un máximo de 7 días el contenido de la caché de datos definidos 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“</text:span><text:span text:style-name="T7">myfile.tol” si no se cambian los ficheros fuente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Si se intenta cargar pasados los 7 días se destruye la caché y la reconstruye des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cero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Si se quiere una caducidad de una hora bastaría poner 1/24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*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5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1" draw:text-style-name="P4" draw:layer="layout" svg:width="23.912cm" svg:height="3.508cm" svg:x="2.058cm" svg:y="0.084cm" presentation:class="title" presentation:user-transformed="true">
          <draw:text-box>
            <text:p text:style-name="P4">Estructura de una imagen OIS:</text:p>
          </draw:text-box>
        </draw:frame>
        <draw:frame draw:style-name="gr2" draw:text-style-name="P11" draw:layer="layout" svg:width="22.5cm" svg:height="16cm" svg:x="2cm" svg:y="3.5cm">
          <draw:image xlink:href="Pictures/200003AD0000455D000049A9B1221B9A.svm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5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draw:frame presentation:style-name="pr1" draw:text-style-name="P4" draw:layer="layout" svg:width="23.912cm" svg:height="3.508cm" svg:x="2.058cm" svg:y="0.084cm" presentation:class="title" presentation:user-transformed="true">
          <draw:text-box>
            <text:p text:style-name="P4">Sistemas OIS masivos:</text:p>
          </draw:text-box>
        </draw:frame>
        <draw:frame presentation:style-name="pr4" draw:text-style-name="P7" draw:layer="layout" svg:width="27cm" svg:height="15.095cm" svg:x="0.5cm" svg:y="3.453cm" presentation:class="outline" presentation:user-transformed="true">
          <draw:text-box>
            <text:list text:style-name="L3">
              <text:list-item>
                <text:p text:style-name="P7"><text:span text:style-name="T10">Una imagen OIS eficiente ha de ser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Comprimible de forma compatible con los índices y con la carga parcial: micro-compresión de cadenas atómicas de información </text:span><text:span text:style-name="T11">BZip2</text:span><text:span text:style-name="T1">). Cada elemento del OIS se almacena en un fichero separado dentro de un directorio si se pasa a Ois.Store una ubicación sin extensión. Es recomendable para imágenes muy grandes o si se desea hacer lectura parcial por ser el método más rápido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Empaquetable en un solo archivo </text:span><text:span text:style-name="T11">.oza</text:span><text:span text:style-name="T1"> que permita el acceso independiente a cada fichero cargable directamente en memoria para mayor velocidad de acceso: </text:span><text:span text:style-name="T11">ZipArchive</text:span><text:span text:style-name="T12">. </text:span><text:span text:style-name="T13">Es el método por defecto para los módulos por ser el método más limpio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Almacenable en un campo </text:span><text:span text:style-name="T11">blob</text:span><text:span text:style-name="T14"> de una base de da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5">Consultable directamente en su estado original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0">Un uso potente requiere interfaz de usuario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4">Sistema gráfico de previsualización en TOLBas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4">Sistema de búsqueda y consulta externa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4">Sistema de generación automática de documentación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4cm" svg:height="0.958cm" svg:x="0.1cm" svg:y="18.7cm">
          <draw:text-box>
            <text:p text:style-name="P12"><text:span text:style-name="T16">Nota: En amarillo lo que está aún pendiente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5" draw:text-style-name="P14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Nivel_20_0" style:display-name="Nivel 0" style:family="graphic">
      <style:paragraph-properties fo:margin-top="0.374cm" fo:margin-bottom="0cm" style:text-autospace="none"/>
      <style:text-properties fo:font-size="21.2000007629395pt" fo:language="en" fo:country="US" style:language-asian="en" style:country-asian="US" style:font-size-complex="21.2000007629395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5" draw:layer="backgroundobjects" svg:width="25.987cm" svg:height="0.269cm" svg:x="2.012cm" svg:y="19.658cm">
        <text:p text:style-name="P1"/>
      </draw:rect>
      <draw:rect draw:style-name="gr3" draw:text-style-name="P5" draw:layer="backgroundobjects" svg:width="22.479cm" svg:height="0.269cm" svg:x="5.52cm" svg:y="20.248cm">
        <text:p text:style-name="P1"/>
      </draw:rect>
      <presentation:notes style:page-layout-name="PM2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Win32 OpenOffice.org_project/680m125$Build-8947</meta:generator>
    <meta:creation-date>2006-11-08T07:39:50</meta:creation-date>
    <dc:date>2007-02-19T10:41:56</dc:date>
    <dc:language>es-ES</dc:language>
    <meta:editing-cycles>23</meta:editing-cycles>
    <meta:editing-duration>P2DT10H28M30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